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fo:color="#4f81bd" fo:font-style="italic"/>
    </style:style>
    <style:style style:name="T2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left="54.00pt" fo:text-indent="0.00pt" fo:margin-bottom="12.00p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left="-18.00pt" fo:text-indent="18.00p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18.00pt" fo:text-indent="0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left="18.00pt" fo:text-indent="0.00pt"/>
    </style:style>
    <style:style style:name="P8" style:family="paragraph">
      <style:paragraph-properties fo:line-height="115.00%" fo:text-align="left" fo:margin-left="0.00pt" fo:text-indent="18.00pt"/>
    </style:style>
    <style:style style:name="P9" style:family="paragraph">
      <style:paragraph-properties fo:line-height="115.00%" fo:text-align="left" fo:margin-left="18.00pt" fo:text-indent="0.00pt"/>
    </style:style>
    <style:style style:name="P10" style:family="paragraph">
      <style:paragraph-properties fo:line-height="115.00%" fo:text-align="left" fo:margin-left="0.00pt" fo:text-indent="18.00pt"/>
    </style:style>
    <style:style style:name="P11" style:family="paragraph">
      <style:paragraph-properties fo:line-height="115.00%" fo:text-align="left" fo:margin-left="18.00pt" fo:text-indent="0.00pt"/>
    </style:style>
    <style:style style:name="P12" style:family="paragraph">
      <style:paragraph-properties fo:line-height="100.00%" fo:text-align="left" fo:margin-left="18.00pt" fo:text-indent="0.00pt"/>
    </style:style>
    <style:style style:name="P13" style:family="paragraph">
      <style:paragraph-properties fo:line-height="115.00%" fo:text-align="left" fo:margin-left="18.00pt" fo:text-indent="0.00pt"/>
    </style:style>
    <style:style style:name="P14" style:family="paragraph">
      <style:paragraph-properties fo:line-height="100.00%" fo:text-align="left" fo:margin-left="18.00pt" fo:text-indent="0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top="10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</office:automatic-styles>
  <office:body>
    <office:text>
      <text:p text:style-name="P1"><text:span text:style-name="T1">Pense-bête</text:span></text:p>
      <text:list text:style-name="L2">
        <text:list-item>
          <text:p text:style-name="P2"><text:span text:style-name="T2">Un seul et même site internet avec 2 modules :</text:span></text:p>
        </text:list-item>
        <text:list-item>
          <text:p text:style-name="P2"><text:span text:style-name="T3">Module de gestion des expositions</text:span></text:p>
        </text:list-item>
        <text:list-item>
          <text:p text:style-name="P2"><text:span text:style-name="T3">Authentification mot de passe / identifiants et rôle</text:span></text:p>
        </text:list-item>
        <text:list-item>
          <text:p text:style-name="P2"><text:span text:style-name="T3">Gestion des expositions : calendrier / planning des expositions</text:span></text:p>
        </text:list-item>
        <text:list-item>
          <text:p text:style-name="P2"><text:span text:style-name="T3">Gestion des œuvres présentées ainsi que des expositions</text:span></text:p>
        </text:list-item>
        <text:list-item>
          <text:p text:style-name="P2"><text:span text:style-name="T3">Ajout, modification, Suppression, liste d'œuvres</text:span></text:p>
        </text:list-item>
        <text:list-item>
          <text:p text:style-name="P2"><text:span text:style-name="T3">Ajout, modification, Suppression, liste d'exposition</text:span></text:p>
        </text:list-item>
        <text:list-item>
          <text:p text:style-name="P2"><text:span text:style-name="T3">Ajout, modification, Suppression, liste d'utilisateur</text:span></text:p>
        </text:list-item>
        <text:list-item>
          <text:p text:style-name="P2"><text:span text:style-name="T3">Permettre la visualisation des œuvres au cours d'une exposition sur un plan des bâtiments (superposition d'image + bouton)</text:span></text:p>
        </text:list-item>
        <text:list-item>
          <text:p text:style-name="P2"><text:span text:style-name="T3">Edition papier de la liste des œuvres d'une exposition avec identification visuelle (image)</text:span></text:p>
        </text:list-item>
        <text:list-item>
          <text:p text:style-name="P2"><text:span text:style-name="T3">Gestion des flash-codes :</text:span></text:p>
        </text:list-item>
        <text:list-item>
          <text:p text:style-name="P2"><text:span text:style-name="T3">Création et impression</text:span></text:p>
        </text:list-item>
        <text:list-item>
          <text:p text:style-name="P2"><text:span text:style-name="T3">Module de gestion du contenu</text:span></text:p>
        </text:list-item>
        <text:list-item>
          <text:p text:style-name="P2"><text:span text:style-name="T3">Statistiques sur les expositions (facultatives)</text:span></text:p>
        </text:list-item>
        <text:list-item>
          <text:p text:style-name="P2"><text:span text:style-name="T3">Les informations générales de l’exposition doivent être accessibles (horaires, thèmes, descriptif de l’auteur)</text:span></text:p>
        </text:list-item>
        <text:list-item>
          <text:p text:style-name="P2"><text:span text:style-name="T3">Possibilité de flasher un code pour accéder à du contenu « riche » et multi-langue</text:span></text:p>
        </text:list-item>
        <text:list-item>
          <text:p text:style-name="P2"><text:span text:style-name="T3">Intégration des paramétrages dans le module de gestion principal</text:span></text:p>
        </text:list-item>
        <text:list-item>
          <text:p text:style-name="P2"><text:span text:style-name="T3">Documents à faire</text:span></text:p>
        </text:list-item>
        <text:list-item>
          <text:p text:style-name="P2"><text:span text:style-name="T3">Cahier des charges</text:span></text:p>
        </text:list-item>
        <text:list-item>
          <text:p text:style-name="P2"><text:span text:style-name="T3">Diagrammes :</text:span></text:p>
        </text:list-item>
        <text:list-item>
          <text:p text:style-name="P2"><text:span text:style-name="T3">MCD</text:span></text:p>
        </text:list-item>
        <text:list-item>
          <text:p text:style-name="P2"><text:span text:style-name="T3">diagramme de séquence</text:span></text:p>
        </text:list-item>
        <text:list-item>
          <text:p text:style-name="P2"><text:span text:style-name="T3">user case</text:span></text:p>
        </text:list-item>
        <text:list-item>
          <text:p text:style-name="P2"><text:span text:style-name="T3">Maquette</text:span></text:p>
        </text:list-item>
        <text:list-item>
          <text:p text:style-name="P2"><text:span text:style-name="T3">Documentations technique :</text:span></text:p>
        </text:list-item>
        <text:list-item>
          <text:p text:style-name="P2"><text:span text:style-name="T3">guide d'utilisation</text:span></text:p>
        </text:list-item>
        <text:list-item>
          <text:p text:style-name="P2"><text:span text:style-name="T3">guide d'installation</text:span></text:p>
        </text:list-item>
        <text:list-item>
          <text:p text:style-name="P2"><text:span text:style-name="T3">Tableau (planning) pour répartir les tâches</text:span></text:p>
        </text:list-item>
        <text:list-item>
          <text:p text:style-name="P2"><text:span text:style-name="T3">Schéma d'organisation du code</text:span></text:p>
        </text:list-item>
        <text:list-item>
          <text:p text:style-name="P2"><text:span text:style-name="T3">Schéma de l'ergonomie générale</text:span></text:p>
        </text:list-item>
        <text:list-item>
          <text:p text:style-name="P2"><text:span text:style-name="T3">Recherche sur :</text:span></text:p>
        </text:list-item>
        <text:list-item>
          <text:p text:style-name="P2"><text:span text:style-name="T3">l'utilisation de cake 3,0</text:span></text:p>
        </text:list-item>
        <text:list-item>
          <text:p text:style-name="P2"><text:span text:style-name="T3">l'utilisation des plugins :</text:span></text:p>
        </text:list-item>
        <text:list-item>
          <text:p text:style-name="P2"><text:span text:style-name="T3">Friends of Cake : Authentification</text:span></text:p>
        </text:list-item>
        <text:list-item>
          <text:p text:style-name="P2"><text:span text:style-name="T3">Auto gérance de flash code</text:span></text:p>
        </text:list-item>
        <text:list-item>
          <text:p text:style-name="P2"><text:span text:style-name="T3">Traduction</text:span></text:p>
        </text:list-item>
        <text:list-item>
          <text:p text:style-name="P2"><text:span text:style-name="T3">Création de PDF</text:span></text:p>
        </text:list-item>
        <text:list-item>
          <text:p text:style-name="P2"><text:span text:style-name="T4">Utilisation des statistiques</text:span></text:p>
        </text:list-item>
        <text:list-item>
          <text:p text:style-name="P2"><text:a xlink:href="https://travis-ci.org/"><text:span text:style-name="T5">https://travis-ci.org/</text:span></text:a><text:span text:style-name="T6"><text:s text:c="2"/>Outil de déploiement en lien avec Git à voir</text:span></text:p>
        </text:list-item>
        <text:list-item>
          <text:p text:style-name="P2"><text:a xlink:href="https://jenkins-ci.org/"><text:span text:style-name="T7">https://jenkins-ci.org/</text:span></text:a><text:span text:style-name="T8"><text:s/>Outil de déploiement à voir</text:span></text:p>
        </text:list-item>
        <text:list-item>
          <text:p text:style-name="P2"><text:a xlink:href="http://poedit.net/"><text:span text:style-name="T9">http://poedit.net/</text:span></text:a><text:span text:style-name="T10"><text:s/>Editeur pour les traductions dans CakePHP</text:span></text:p>
        </text:list-item>
      </text:list>
      <text:p text:style-name="P3"><text:span text:style-name="T11"/></text:p>
      <text:p text:style-name="P3"><text:span text:style-name="T12">Pour éviter les chemins à rallonge pour accéder au projet </text:span></text:p>
      <text:p text:style-name="P3"><text:span text:style-name="T12">Ex : localhost/projet/grandangle/…../……</text:span></text:p>
      <text:p text:style-name="P3"><text:span text:style-name="T13"/></text:p>
      <text:list text:style-name="L4">
        <text:list-item>
          <text:p text:style-name="P4"><text:span text:style-name="T14">Editer le fichier hosts de windows</text:span></text:p>
        </text:list-item>
      </text:list>
      <text:p text:style-name="P5"><text:span text:style-name="T14">Chemin : ‘’C:\Windows\System32\drivers\etc ‘’</text:span></text:p>
      <text:p text:style-name="P5"><text:span text:style-name="T14">Et rajouter cette ligne =&gt;<text:s text:c="2"/>127.0.0.1<text:tab/><text:tab/>NomDuChemin</text:span></text:p>
      <text:p text:style-name="P5"><text:span text:style-name="T14">Sauvegarder</text:span></text:p>
      <text:p text:style-name="P5"><text:span text:style-name="T15"/></text:p>
      <text:list text:style-name="L6">
        <text:list-item>
          <text:p text:style-name="P6"><text:span text:style-name="T16">Editer le httpd.conf de wampserver</text:span></text:p>
        </text:list-item>
      </text:list>
      <text:p text:style-name="P7"><text:span text:style-name="T16">Chemin : ‘’ C:\wamp\bin\apache\apache2.4.9\conf’’</text:span></text:p>
      <text:p text:style-name="P7"><text:span text:style-name="T16">Et rajouter ces lignes =&gt;</text:span></text:p>
      <text:p text:style-name="P7"><text:span text:style-name="T16">EN MODE DEV</text:span></text:p>
      <text:p text:style-name="P8"><text:span text:style-name="T16"><text:s/>#####<text:s text:c="4"/></text:span></text:p>
      <text:p text:style-name="P9"><text:span text:style-name="T16">## NomDuChemin</text:span></text:p>
      <text:p text:style-name="P9"><text:span text:style-name="T16">## DOMAINE de NomDuChemin<text:s text:c="3"/></text:span></text:p>
      <text:p text:style-name="P9"><text:span text:style-name="T16">#####<text:s text:c="4"/></text:span></text:p>
      <text:p text:style-name="P9"><text:span text:style-name="T16">NameVirtualHost NomDuChemin<text:s text:c="5"/></text:span></text:p>
      <text:p text:style-name="P9"><text:span text:style-name="T17"/></text:p>
      <text:p text:style-name="P9"><text:span text:style-name="T18">&lt;VirtualHost NomDuChemin &gt;<text:s text:c="5"/></text:span></text:p>
      <text:p text:style-name="P9"><text:span text:style-name="T18"><text:s text:c="4"/>DocumentRoot C:\wamp\www\ProjetGrandPlan/Application/Symfony/web/app_dev.php<text:s text:c="3"/></text:span></text:p>
      <text:p text:style-name="P9"><text:span text:style-name="T18"><text:s text:c="4"/>ServerName NomDuChemin<text:s text:c="4"/></text:span></text:p>
      <text:p text:style-name="P9"><text:span text:style-name="T18">&lt;/VirtualHost&gt;</text:span></text:p>
      <text:p text:style-name="P9"><text:span text:style-name="T19"/></text:p>
      <text:p text:style-name="P9"><text:span text:style-name="T20">EN PROD</text:span></text:p>
      <text:p text:style-name="P10"><text:span text:style-name="T20"><text:s/>#####<text:s text:c="4"/></text:span></text:p>
      <text:p text:style-name="P11"><text:span text:style-name="T20">## NomDuChemin</text:span></text:p>
      <text:p text:style-name="P11"><text:span text:style-name="T20">## DOMAINE de NomDuChemin<text:s text:c="3"/></text:span></text:p>
      <text:p text:style-name="P11"><text:span text:style-name="T20">#####<text:s text:c="4"/></text:span></text:p>
      <text:p text:style-name="P11"><text:span text:style-name="T20">NameVirtualHost NomDuChemin<text:s text:c="5"/></text:span></text:p>
      <text:p text:style-name="P11"><text:span text:style-name="T21"/></text:p>
      <text:p text:style-name="P12"><text:span text:style-name="T21"/></text:p>
      <text:p text:style-name="P13"><text:span text:style-name="T22"><text:s text:c="4"/>DocumentRoot C:\wamp\www\ProjetGrandPlan/Application/Symfony/web<text:s text:c="2"/></text:span></text:p>
      <text:p text:style-name="P13"><text:span text:style-name="T22"><text:s text:c="4"/>ServerName NomDuChemin<text:s text:c="4"/></text:span></text:p>
      <text:p text:style-name="P13"><text:span text:style-name="T22">&lt;/VirtualHost&gt;</text:span></text:p>
      <text:p text:style-name="P13"><text:span text:style-name="T23"/></text:p>
      <text:p text:style-name="P13"><text:span text:style-name="T23"/></text:p>
      <text:p text:style-name="P13"><text:span text:style-name="T24">Pour l’envoi de mail suivre le tuto :</text:span></text:p>
      <text:p text:style-name="P13"><text:a xlink:href="https://www.grafikart.fr/blog/mail-local-wamp"><text:span text:style-name="T25">https://www.grafikart.fr/blog/mail-local-wamp</text:span></text:a><text:span text:style-name="T26"/></text:p>
      <text:p text:style-name="P13"><text:span text:style-name="T27">le dossier de sendMail est dans le dossier tests du ProjetGrandPlan</text:span></text:p>
      <text:p text:style-name="P13"><text:span text:style-name="T28"/></text:p>
      <text:p text:style-name="P13"><text:span text:style-name="T29">Utilisation du EndroidQrCodeBundle</text:span></text:p>
      <text:p text:style-name="P13"><text:span text:style-name="T30"/></text:p>
      <text:p text:style-name="P13"><text:a xlink:href="http://knpbundles.com/endroid/EndroidQrCodeBundle"><text:span text:style-name="T31">http://knpbundles.com/endroid/EndroidQrCodeBundle</text:span></text:a><text:span text:style-name="T32"/></text:p>
      <text:p text:style-name="P13"><text:span text:style-name="T32"/></text:p>
      <text:p text:style-name="P13"><text:span text:style-name="T33">Suivre la procédure d'installation</text:span></text:p>
      <text:p text:style-name="P13"><text:span text:style-name="T34"/></text:p>
      <text:p text:style-name="P13"><text:span text:style-name="T35">Afin de pouvoir essayer la redirection du FlashCode:</text:span></text:p>
      <text:p text:style-name="P13"><text:span text:style-name="T36"/></text:p>
      <text:p text:style-name="P13"><text:span text:style-name="T37">1) Ouvrir le port 80 du parefeu de la box (ex: orange)</text:span></text:p>
      <text:p text:style-name="P13"><text:span text:style-name="T37"><text:s/></text:span></text:p>
      <text:p text:style-name="P14"><draw:frame text:anchor-type="as-char" svg:width="152.40mm" svg:height="127.53mm" style:rel-width="scale" style:rel-height="scale"><draw:object-ole xlink:href="OleObj1"/><draw:image xlink:href="ObjectReplacements/OleObj1"/></draw:frame><text:span text:style-name="T38"/></text:p>
      <text:p text:style-name="P14"><text:span text:style-name="T39">2) Autoriser la config de Wamp dans "C:\wamp\alias\phpmyadmin.conf"</text:span></text:p>
      <text:p text:style-name="P14"><text:span text:style-name="T40"/></text:p>
      <text:p text:style-name="P14"><draw:frame text:anchor-type="as-char" svg:width="152.40mm" svg:height="134.94mm" style:rel-width="scale" style:rel-height="scale"><draw:object-ole xlink:href="OleObj2"/><draw:image xlink:href="ObjectReplacements/OleObj2"/></draw:frame><text:span text:style-name="T40"/></text:p>
      <text:p text:style-name="P14"><text:span text:style-name="T40"/></text:p>
      <text:p text:style-name="P14"><text:span text:style-name="T41">Commenter Allow from localhost ::1 127.0.0.1</text:span></text:p>
      <text:p text:style-name="P14"><text:span text:style-name="T41">Et metter à la place Allow from all comme ci-dessus.</text:span></text:p>
      <text:p text:style-name="P14"><text:span text:style-name="T42"/></text:p>
      <text:p text:style-name="P14"><text:span text:style-name="T43">3) Afin que le lien de redirection fonctionne il faut obtenir son adresse IP externe en allant par exemple sur<text:s/></text:span><text:a xlink:href="http://www.mon-ip.com/"><text:span text:style-name="T44">http://www.mon-ip.com/</text:span></text:a><text:span text:style-name="T45"/></text:p>
      <text:p text:style-name="P14"><text:span text:style-name="T45"/></text:p>
      <text:p text:style-name="P14"><text:span text:style-name="T46">ex: "92.154.142.35"</text:span></text:p>
      <text:p text:style-name="P14"><text:span text:style-name="T47"/></text:p>
      <text:p text:style-name="P14"><text:span text:style-name="T48">Ensuite remplacer dans le controlleur Oeuvre dans la méthode newAction()</text:span></text:p>
      <text:p text:style-name="P14"><text:span text:style-name="T49"/></text:p>
      <text:p text:style-name="P14"><draw:frame text:anchor-type="as-char" svg:width="152.40mm" svg:height="134.67mm" style:rel-width="scale" style:rel-height="scale"><draw:object-ole xlink:href="OleObj3"/><draw:image xlink:href="ObjectReplacements/OleObj3"/></draw:frame><text:span text:style-name="T49"/></text:p>
      <text:p text:style-name="P15"><text:span text:style-name="T49"/></text:p>
      <text:p text:style-name="P15"><text:span text:style-name="T49">Attribution du IP Fixe pour un accès en local du serveur</text:span></text:p>
      <text:p text:style-name="P15"><text:span text:style-name="T49"/></text:p>
      <text:p text:style-name="P15"><draw:frame text:anchor-type="as-char" svg:width="110.86mm" svg:height="124.09mm" style:rel-width="scale" style:rel-height="scale"><draw:object-ole xlink:href="OleObj4"/><draw:image xlink:href="ObjectReplacements/OleObj4"/></draw:frame><text:span text:style-name="T49"/></text:p>
      <text:p text:style-name="P15"><text:span text:style-name="T49"/></text:p>
      <text:p text:style-name="P15"><text:span text:style-name="T49">Adresse "192.168.1.19" restera toujours la même </text:span></text:p>
      <text:p text:style-name="P15"><text:span text:style-name="T49"/></text:p>
      <text:p text:style-name="P16"><text:span text:style-name="T50">Pour l’upload de fichier modifier le php.ini dans Wamp :</text:span></text:p>
      <text:p text:style-name="P17"><text:span text:style-name="T51"/></text:p>
      <text:p text:style-name="P18"><draw:frame text:anchor-type="as-char" svg:width="160.07mm" svg:height="96.31mm" style:rel-width="scale" style:rel-height="scale"><draw:object-ole xlink:href="OleObj5"/><draw:image xlink:href="ObjectReplacements/OleObj5"/></draw:frame><text:span text:style-name="T51"/></text:p>
      <text:p text:style-name="P18"><text:span text:style-name="T51"/></text:p>
      <text:p text:style-name="P18"><draw:frame text:anchor-type="as-char" svg:width="160.07mm" svg:height="117.48mm" style:rel-width="scale" style:rel-height="scale"><draw:object-ole xlink:href="OleObj6"/><draw:image xlink:href="ObjectReplacements/OleObj6"/></draw:frame><text:span text:style-name="T51"/></text:p>
      <text:p text:style-name="P18"><text:span text:style-name="T51"/></text:p>
      <text:p text:style-name="P19"><text:span text:style-name="T52">Lien pour l'exécution périodique d'un script PHP</text:span></text:p>
      <text:p text:style-name="P19"><text:span text:style-name="T53"/></text:p>
      <text:p text:style-name="P20"><text:a xlink:href="http://matthieu.developpez.com/execution_periodique/#L3.1"><text:span text:style-name="T54">http://matthieu.developpez.com/execution_periodique/#L3.1</text:span></text:a><text:span text:style-name="T55"/></text:p>
      <text:p text:style-name="P20"><text:span text:style-name="T55"/></text:p>
      <text:p text:style-name="P20"><text:a xlink:href="https://openclassrooms.com/forum/sujet/symfony-2-envoi-de-mail-par-une-command"><text:span text:style-name="T56">https://openclassrooms.com/forum/sujet/symfony-2-envoi-de-mail-par-une-command</text:span></text:a><text:span text:style-name="T57"/></text:p>
      <text:p text:style-name="P20"><text:span text:style-name="T57"/></text:p>
      <text:p text:style-name="P21"><text:span text:style-name="T58">Commandes</text:span></text:p>
      <text:p text:style-name="P21"><text:span text:style-name="T58"><text:tab/>Afficher la liste des tâches<text:s text:c="2"/>=&gt; "at \\ nom de l'ordinateur"</text:span></text:p>
      <text:p text:style-name="P21"><text:span text:style-name="T58"><text:tab/>Supprimer une tâche =&gt; "at \\ nom de l'ordinateur id /delete /yes"</text:span></text:p>
      <text:p text:style-name="P21"><text:span text:style-name="T58"><text:tab/><text:tab/> </text:span></text:p>
      <text:p text:style-name="P21"><text:span text:style-name="T59"/></text:p>
      <text:p text:style-name="P21"><text:span text:style-name="T60">EmailBundle</text:span></text:p>
      <text:p text:style-name="P21"><text:span text:style-name="T61"/></text:p>
      <text:p text:style-name="P22"><text:a xlink:href="https://github.com/azine/email-bundle#quick-start-guide--examples"><text:span text:style-name="T62">https://github.com/azine/email-bundle#quick-start-guide--examples</text:span></text:a><text:span text:style-name="T63"/></text:p>
      <text:p text:style-name="P22"><text:span text:style-name="T63"/></text:p>
      <text:p text:style-name="P22"><text:span text:style-name="T63"/></text:p>
      <text:p text:style-name="P22"><text:span text:style-name="T6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